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Grande" svg:font-family="'Lucida Grande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fo:color="#ff0000" fo:font-weight="bold" style:font-weight-asian="bold"/>
    </style:style>
    <style:style style:name="P4" style:family="paragraph" style:parent-style-name="Normal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P5" style:family="paragraph" style:parent-style-name="Normal"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P6" style:family="paragraph" style:parent-style-name="Normal">
      <style:text-properties fo:font-size="16pt" fo:font-weight="bold" style:font-size-asian="16pt" style:font-weight-asian="bold"/>
    </style:style>
    <style:style style:name="P7" style:family="paragraph" style:parent-style-name="Normal">
      <style:text-properties fo:font-size="16pt" fo:language="es" fo:country="ES" style:text-underline-style="none" fo:font-weight="normal" style:font-size-asian="16pt" style:font-weight-asian="normal" style:font-weight-complex="normal"/>
    </style:style>
    <style:style style:name="P8" style:family="paragraph" style:parent-style-name="Normal">
      <style:text-properties fo:font-style="italic" style:font-style-asian="italic" style:font-style-complex="italic"/>
    </style:style>
    <style:style style:name="P9" style:family="paragraph" style:parent-style-name="Normal">
      <style:text-properties fo:font-style="italic" fo:font-weight="bold" style:font-style-asian="italic" style:font-weight-asian="bold" style:font-style-complex="italic"/>
    </style:style>
    <style:style style:name="P10" style:family="paragraph" style:parent-style-name="Normal">
      <style:text-properties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s" fo:country="ES" style:font-size-asian="12pt" style:font-size-complex="12pt"/>
    </style:style>
    <style:style style:name="P12" style:family="paragraph" style:parent-style-name="Standard">
      <style:text-properties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Normal" style:master-page-name="MP0">
      <style:paragraph-properties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/>
    </style:style>
    <style:style style:name="P14" style:family="paragraph" style:parent-style-name="Normal">
      <style:text-properties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Normal">
      <style:text-properties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Normal">
      <style:text-properties fo:language="es" fo:country="ES"/>
    </style:style>
    <style:style style:name="P17" style:family="paragraph" style:parent-style-name="Normal">
      <style:text-properties style:text-underline-style="solid" style:text-underline-width="auto" style:text-underline-color="font-color"/>
    </style:style>
    <style:style style:name="P18" style:family="paragraph" style:parent-style-name="List_20_Paragraph" style:list-style-name="L1"/>
    <style:style style:name="P19" style:family="paragraph" style:parent-style-name="List_20_Paragraph" style:list-style-name="L2"/>
    <style:style style:name="P20" style:family="paragraph" style:parent-style-name="List_20_Paragraph" style:list-style-name="L3"/>
    <style:style style:name="P21" style:family="paragraph" style:parent-style-name="List_20_Paragraph" style:list-style-name="L4"/>
    <style:style style:name="P22" style:family="paragraph" style:parent-style-name="List_20_Paragraph" style:list-style-name="L5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language="es" fo:country="ES" fo:font-weight="bold" style:font-weight-asian="bold"/>
    </style:style>
    <style:style style:name="T7" style:family="text">
      <style:text-properties fo:color="#ff0000" fo:language="es" fo:country="ES" fo:font-weight="bold" style:font-weight-asian="bold" style:font-weight-complex="bold"/>
    </style:style>
    <style:style style:name="T8" style:family="text">
      <style:text-properties fo:color="#ff0000" fo:font-size="12pt" fo:language="es" fo:country="ES" fo:font-weight="bold" style:font-size-asian="12pt" style:font-weight-asian="bold" style:font-size-complex="12pt"/>
    </style:style>
    <style:style style:name="T9" style:family="text">
      <style:text-properties fo:language="es" fo:country="ES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font-size="16pt" fo:language="es" fo:country="ES" style:font-size-asian="16pt" style:font-size-complex="16pt"/>
    </style:style>
    <style:style style:name="T14" style:family="text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T15" style:family="text">
      <style:text-properties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" style:family="text">
      <style:text-properties fo:font-size="20pt" fo:language="es" fo:country="ES" fo:font-weight="bold" style:font-size-asian="20pt" style:font-weight-asian="bold"/>
    </style:style>
    <style:style style:name="T17" style:family="text">
      <style:text-properties fo:font-size="20pt" fo:font-weight="bold" style:font-size-asian="20pt" style:font-weight-asian="bold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ievenidos a openSUSE®</text:p>
      <text:p text:style-name="Normal"/>
      <text:p text:style-name="P11"><text:bookmark text:name="result_box"/>Hola! Somos la comunidad openSUSE internacional amable, acogedora y activa en la creación de un Linux de primera para el futuro</text:p>
      <text:p text:style-name="Normal"/>
      <text:p text:style-name="P2"><text:bookmark text:name="result_box1"/>¿<text:span text:style-name="T9">Qué</text:span> hacemos?</text:p>
      <text:p text:style-name="Normal"><text:bookmark text:name="result_box2"/>Desarrollamos una distribución Linux impresionante y potentes herramientas a su alrededor. Creemos en la libertad de crear tecnología que mejore a todos. También creemos en la diversión mientras lo hacemos!</text:p>
      <text:p text:style-name="Normal"/>
      <text:p text:style-name="Normal"><text:span text:style-name="T2">Trabajando Juntos</text:span></text:p>
      <text:p text:style-name="Normal"><text:bookmark text:name="result_box3"/>Trabajamos intensamente con la más amplia comunidad de Software Libre y otras distribuciones de Linux, iniciando nuevos proyectos de colaboración y adoptando todo el que quiera construir sobre nuestra tecnología</text:p>
      <text:p text:style-name="Normal"/>
      <text:p text:style-name="Normal"><text:span text:style-name="T1">Ayundándote</text:span></text:p>
      <text:p text:style-name="Normal"><text:bookmark text:name="result_box4"/>Tanto si eres un usuario nuevo en busca de ayuda o un desarrollador con experiencia que buscan hacer una compilación cruzada y distribuir software, <text:bookmark text:name="result_box5"/><text:span text:style-name="T9">openSUSE facilita las herramientas y apoyo que necesitas, y con gusto te ayudaremos en el camino</text:span></text:p>
      <text:p text:style-name="Normal"/>
      <text:p text:style-name="Normal"><text:bookmark text:name="result_box6"/><text:span text:style-name="T5">Únase a nosotros en</text:span><text:span text:style-name="T4"> openSUSE.org</text:span></text:p>
      <text:p text:style-name="Normal"/>
      <text:p text:style-name="Normal"><text:bookmark text:name="result_box7"/><text:span text:style-name="T12">Linux para </text:span><text:span text:style-name="T15">Mentalidades</text:span><text:span text:style-name="T12"> </text:span><text:span text:style-name="T15">Abiertas</text:span></text:p>
      <text:p text:style-name="Normal">(inlcluir 4 logos)</text:p>
      <text:p text:style-name="Normal"/>
      <text:p text:style-name="P5"><text:span text:style-name="T9">Algo</text:span> para <text:span text:style-name="T9">cada</text:span> <text:span text:style-name="T9">uno</text:span></text:p>
      <text:p text:style-name="P7"/>
      <text:p text:style-name="P10">Para los Usuarios</text:p>
      <text:p text:style-name="Normal"><text:bookmark text:name="result_box8"/>Con SUSE Linux puedes fácilmente diseñar gráficos, crear documentos y vídeos o navegar por Internet. Cientos de aplicaciones y miles herramientas actualizadas están incluidos a sólo un clic de distancia. Se trata de un escritorio listo para las grandes demandas por el usuario en cualquier momento, en cualquier lugar y de todos las modos.</text:p>
      <text:p text:style-name="P10"/>
      <text:p text:style-name="P10">Para los Administradores</text:p>
      <text:p text:style-name="P16"><text:span text:style-name="T10">oenSUSE</text:span><text:bookmark text:name="result_box9"/> cumple con todas tus necesidades de gestión y mantenimiento de red, para el hogar o la pequeña empresa. <text:bookmark text:name="result_box10"/>Crear un servidor de correo, web o archivo. Administrar cuentas de usuario. Desplegar máquinas virtuales o un cortafuegos. <text:bookmark text:name="result_box11"/>Y gracias a YaST, la herramienta de administración más completa y poderosa de la industria, puedes administrar tu entorno con facilidad.</text:p>
      <text:p text:style-name="P14"/>
      <text:p text:style-name="P10">Para los Desarrolladores</text:p>
      <text:p text:style-name="P12"><text:bookmark text:name="result_box12"/>Con una flexibilidad y estabilidad sin precedentes,y las versiones más actualizadas de todas las librerías y cadenas de herramientas relevantes, no hay mejor Linux para el desarrollo de software</text:p>
      <text:p text:style-name="P14"/>
      <text:p text:style-name="Normal"><text:bookmark text:name="result_box13"/><text:span text:style-name="T7">Pruébalo</text:span><text:span text:style-name="T5"> en</text:span><text:span text:style-name="T4"> download.opensuse.org.</text:span></text:p>
      <text:p text:style-name="Normal"><text:soft-page-break/><text:span text:style-name="T16">Qué</text:span><text:span text:style-name="T17"> es lo </text:span><text:span text:style-name="T16">bueno</text:span><text:span text:style-name="T17"> </text:span><text:span text:style-name="T16">de</text:span><text:span text:style-name="T17"> openSUSE?</text:span></text:p>
      <text:p text:style-name="P6"/>
      <text:p text:style-name="P4">SUSE Studio</text:p>
      <text:p text:style-name="Normal"/>
      <text:p text:style-name="P1">COOL</text:p>
      <text:list xml:id="list1730969726" text:style-name="L1">
        <text:list-item>
          <text:p text:style-name="P18"><text:bookmark text:name="result_box14"/><text:span text:style-name="T9">Construir una distribución completa desde un navegador</text:span>—<text:bookmark text:name="result_box15"/><text:span text:style-name="T9">personalizada con sus paquetes, guiones e ilustraciones.</text:span></text:p>
        </text:list-item>
        <text:list-item>
          <text:p text:style-name="P18"><text:bookmark text:name="result_box16"/><text:span text:style-name="T9">Basarse en la última openSUSE, o en las confiables plataformas SUSE Linux Enterprise.</text:span></text:p>
        </text:list-item>
      </text:list>
      <text:p text:style-name="Normal"/>
      <text:p text:style-name="P1">COOL++</text:p>
      <text:list xml:id="list1030438907" text:style-name="L2">
        <text:list-item>
          <text:p text:style-name="P19"><text:bookmark text:name="result_box17"/><text:span text:style-name="T9">Haz una prueba de manejo de su sistema operativo (OS) a través de Secure Shell (SSH) o el navegador web, y tus cambios se guardan en el aparato.</text:span> <text:bookmark text:name="result_box18"/><text:span text:style-name="T9">Opción de salida incluye VMware, KVM y LiveCD / USB con un solo clic a la implementación para Amazon EC2.</text:span></text:p>
        </text:list-item>
        <text:list-item>
          <text:p text:style-name="P19"><text:bookmark text:name="result_box19"/><text:span text:style-name="T9">Incluye WebYaST y haz que tu sistema operativo se pueda configurar desde cualquier navegador web.</text:span></text:p>
        </text:list-item>
        <text:list-item>
          <text:p text:style-name="P19"><text:bookmark text:name="result_box20"/><text:span text:style-name="T9">Exporta tu configuración como KIWI XML para la construcción personalizada en OBS.</text:span></text:p>
        </text:list-item>
      </text:list>
      <text:p text:style-name="Normal"/>
      <text:p text:style-name="P3">Prueba Studio en susestudio.com.</text:p>
      <text:p text:style-name="Normal"/>
      <text:p text:style-name="P6"/>
      <text:p text:style-name="P4">Open Build Service</text:p>
      <text:p text:style-name="Normal"/>
      <text:p text:style-name="P1">COOL</text:p>
      <text:list xml:id="list1937889024" text:style-name="L3">
        <text:list-item>
          <text:p text:style-name="P20"><text:bookmark text:name="result_box21"/><text:span text:style-name="T9">Potente sistema de construcción para cualquier tipo de paquetes (deb, rpm, tgz, exe) o la arquitectura (ARMv5/v7, x86, x86_64)</text:span></text:p>
        </text:list-item>
      </text:list>
      <text:p text:style-name="Normal"/>
      <text:p text:style-name="P1">COOL++</text:p>
      <text:list xml:id="list1144588820" text:continue-numbering="true" text:style-name="L3">
        <text:list-item>
          <text:p text:style-name="P20"><text:bookmark text:name="result_box22"/><text:span text:style-name="T9">Saca código directamente desde git o svn y construye cada paquete en una nueva máquina virtual (VM) para obtener resultados reproducibles y confiables.</text:span></text:p>
        </text:list-item>
        <text:list-item>
          <text:p text:style-name="P20"><text:bookmark text:name="result_box23"/><text:span text:style-name="T9">Ofrece API para integrar con las aplicaciones, otras instancias o sitios web de servicios abiertos de construcción (OBS) o sitios web</text:span></text:p>
        </text:list-item>
        <text:list-item>
          <text:p text:style-name="P20"><text:bookmark text:name="result_box24"/><text:span text:style-name="T9">Ofrece potentes funciones de colaboración entre el equipo y la formación del proyecto, bifurcación de paquetes y las peticiones de fusión.</text:span></text:p>
        </text:list-item>
        <text:list-item>
          <text:p text:style-name="P20">packages.<text:bookmark text:name="result_box25"/><text:span text:style-name="T9">build.opensuse.org es actualmente compatible con 27 distribuciones de Linux en seis arquitecturas y tiene más de 30.000 usuarios en la creación de más de 150.000 paquetes.</text:span></text:p>
        </text:list-item>
        <text:list-item>
          <text:p text:style-name="P20">OBS is used by major players such as Dell and community projects such as VLC.<text:bookmark text:name="result_box26"/> <text:span text:style-name="T9">OBS es utilizado por los protagonistas más importantes de la industria como Dell, y proyectos comunitarios como VLC.</text:span></text:p>
        </text:list-item>
        <text:list-item>
          <text:p text:style-name="P20"><text:soft-page-break/><text:span text:style-name="T9">Gracias a la herramienta KIWI, OBS puede crear casi cualquier tipo de imagen del sistema operativo, incluyendo todos los bien conocidos formatos de máquina virtual, imágenes de disco y CD en vivo.</text:span></text:p>
        </text:list-item>
      </text:list>
      <text:p text:style-name="Normal"/>
      <text:p text:style-name="Normal"><text:span text:style-name="T4">A</text:span><text:span text:style-name="T7">prenda acerca de</text:span><text:span text:style-name="T4"> OBS at openbuildservice.org.</text:span></text:p>
      <text:p text:style-name="Normal"/>
      <text:p text:style-name="P4"/>
      <text:p text:style-name="P4">Tumbleweed</text:p>
      <text:p text:style-name="Normal"/>
      <text:p text:style-name="P1">COOL</text:p>
      <text:list xml:id="list612033698" text:style-name="L4">
        <text:list-item>
          <text:p text:style-name="P21"><text:bookmark text:name="result_box27"/><text:span text:style-name="T9">Tumbleweed ofrece un repositorio rolling release de openSUSE para que pueda escapar del molino de actualización y disfrutar de un buen desarrollo estable y sin contratiempos</text:span></text:p>
        </text:list-item>
      </text:list>
      <text:p text:style-name="P1"/>
      <text:p text:style-name="P1">COOL++</text:p>
      <text:list xml:id="list957884120" text:continue-numbering="true" text:style-name="L4">
        <text:list-item>
          <text:p text:style-name="P21"><text:bookmark text:name="result_box28"/><text:span text:style-name="T9">Siempre la última versión del software sin el trabajo que típicamente viene con una distribución de rolling-release o balanceo de liberación.</text:span></text:p>
        </text:list-item>
        <text:list-item>
          <text:p text:style-name="P21"><text:span text:style-name="T9">Retroceder en cualquier momento a la versión estable openSUSE mediante la eliminación del repositorio Tumbleweed</text:span></text:p>
        </text:list-item>
        <text:list-item>
          <text:p text:style-name="P21"><text:bookmark text:name="result_box29"/><text:span text:style-name="T9">openSUSE Tumbleweed es un proyecto en movimiento. Se alienta a los Probadores para que se unan a la lista de correo y proporcionar retroalimentación. Y los colaboradores son siempre bienvenidos</text:span></text:p>
        </text:list-item>
      </text:list>
      <text:p text:style-name="Normal"/>
      <text:p text:style-name="P3">Rodar con Tumbleweed en opensuse.org/tumbleweed.</text:p>
      <text:p text:style-name="Normal"/>
      <text:p text:style-name="Normal"/>
      <text:p text:style-name="Normal"/>
      <text:p text:style-name="P17"><text:bookmark text:name="result_box30"/><text:span text:style-name="T14">Libertad y Elección</text:span></text:p>
      <text:p text:style-name="Normal"/>
      <text:p text:style-name="P1">COOL</text:p>
      <text:list xml:id="list1961880947" text:continue-numbering="true" text:style-name="L4">
        <text:list-item>
          <text:p text:style-name="P21"><text:bookmark text:name="result_box31"/><text:span text:style-name="T9">openSUSE es todo código abierto y libre. Pero si lo necesitas, flash y soporte de medios están disponibles y fáciles de obtener</text:span></text:p>
        </text:list-item>
      </text:list>
      <text:p text:style-name="Normal"/>
      <text:p text:style-name="P1">COOL++</text:p>
      <text:list xml:id="list1691982832" text:continue-numbering="true" text:style-name="L4">
        <text:list-item>
          <text:p text:style-name="P21"><text:bookmark text:name="result_box32"/><text:span text:style-name="T9">Los principales escritorios libres GNOME , KDE, XFCE y LXDE son totalmente compatibles y se entregan en un simple DVD-por lo que la elección es tuya</text:span></text:p>
        </text:list-item>
      </text:list>
      <text:p text:style-name="Normal"/>
      <text:p text:style-name="P3">Descarga openSUSE en download.opensuse.org.</text:p>
      <text:p text:style-name="Normal"/>
      <text:p text:style-name="Normal"/>
      <text:p text:style-name="P6">openQA</text:p>
      <text:p text:style-name="Normal"/>
      <text:p text:style-name="P1">COOL</text:p>
      <text:list xml:id="list1652055777" text:continue-numbering="true" text:style-name="L4">
        <text:list-item>
          <text:p text:style-name="P21"><text:bookmark text:name="result_box33"/><text:span text:style-name="T9">Pruebas totalmente automatizada de cualquier tipo de software</text:span></text:p>
        </text:list-item>
        <text:list-item>
          <text:p text:style-name="P21"><text:bookmark text:name="result_box34"/><text:soft-page-break/><text:span text:style-name="T9">Toma frecuentes capturas de pantalla y compara con el resultado deseado</text:span></text:p>
        </text:list-item>
        <text:list-item>
          <text:p text:style-name="P21"><text:bookmark text:name="result_box35"/><text:span text:style-name="T9">Interfaz web fácil con clara visualización del estado</text:span></text:p>
        </text:list-item>
      </text:list>
      <text:p text:style-name="Normal"/>
      <text:p text:style-name="P1">COOL++</text:p>
      <text:list xml:id="list238028367" text:style-name="L5">
        <text:list-item>
          <text:p text:style-name="P22"><text:bookmark text:name="result_box36"/><text:span text:style-name="T9">Scripts de pruebas son fáciles de escribir</text:span><text:bookmark-start text:name="_GoBack"/><text:span text:style-name="T9">.</text:span><text:bookmark-end text:name="_GoBack"/></text:p>
        </text:list-item>
        <text:list-item>
          <text:p text:style-name="P22"><text:span text:style-name="T9">Capturas de pantalla se pueden descargar como vídeos.</text:span></text:p>
        </text:list-item>
      </text:list>
      <text:p text:style-name="Normal"/>
      <text:p text:style-name="Normal"><text:bookmark text:name="result_box37"/><text:span text:style-name="Default_20_Paragraph_20_Font"><text:span text:style-name="T8">Míralo en acción en</text:span></text:span><text:span text:style-name="Default_20_Paragraph_20_Font"><text:span text:style-name="T4"> openqa.opensuse.org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Grande" svg:font-family="'Lucida Grande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margin-top="0.212cm" fo:margin-bottom="0.212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Title" style:family="paragraph" style:parent-style-name="Normal" style:default-outline-level="1" style:list-style-name="" style:class="chapter">
      <style:paragraph-properties fo:margin-top="0.423cm" fo:margin-bottom="0.106cm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fo:text-align="center" style:justify-single-word="false" fo:hyphenation-ladder-count="no-limit"/>
      <style:text-properties style:font-name="Arial"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Lucida Grande" fo:font-size="9pt" style:font-size-asian="9pt" style:font-size-complex="9pt"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size="11pt" style:font-size-asian="11pt" style:font-name-complex="Arial" style:font-size-complex="11pt"/>
    </style:style>
    <style:style style:name="Title_20_Char" style:display-name="Title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Arial" fo:font-size="12pt" style:font-size-asian="12pt" style:font-name-complex="Arial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2pt" fo:font-weight="bold" style:font-size-asian="12pt" style:font-weight-asian="bold" style:font-size-complex="12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1206</meta:generator>
    <meta:initial-creator>Scott Corfield</meta:initial-creator>
    <meta:creation-date>2011-11-17T00:11:00Z</meta:creation-date>
    <dc:date>2011-11-18T21:45:36</dc:date>
    <meta:editing-cycles>6</meta:editing-cycles>
    <meta:editing-duration>PT3H12M8S</meta:editing-duration>
    <meta:document-statistic meta:table-count="0" meta:image-count="0" meta:object-count="0" meta:page-count="4" meta:paragraph-count="63" meta:word-count="829" meta:character-count="5245" meta:non-whitespace-character-count="4502"/>
    <meta:template xlink:type="simple" xlink:actuate="onRequest" xlink:title="" xlink:href="../openSUSE%20Brochure%20final%20text.odt/Normal.dotm"/>
  </office:meta>
</office:document-meta>
</file>